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okeredUnreliableMyRoleMessageExchangeImpl.setRequest( Message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letedFuture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edUnreliableMyRoleMessageExchangeImpl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edFuture.is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edUnreliableMyRoleMessageExchangeImpl.getAck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edFuture.get( long timeout ,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edUnreliableMyRoleMessageExchangeImpl.setTimeout(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okeredUnreliableMyRoleMessageExchangeImpl.BrokeredUnreliableMyRoleMessageExchangeImpl( ODEProcess process , List &lt; MyRoleMessageExchange &gt; subscribers , String mexId , MyRoleMessageExchange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okeredUnreliableMyRoleMessageExchangeImpl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edUnreliableMyRoleMessageExchangeImpl.getEndpoin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edUnreliableMyRoleMessageExchangeImpl.invokeAsyn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letedFuture.cancel( boolean mayInterruptIfRun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edFuture.is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edUnreliableMyRoleMessageExchangeImpl.invokeBlock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